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connect-test.0.tab" table:style-name="ta1">
        <table:shapes>
          <draw:frame draw:z-index="0" draw:style-name="gr1" draw:text-style-name="P1" svg:width="15.978cm" svg:height="9.004cm" svg:x="19.718cm" svg:y="0.558cm">
            <draw:object draw:notify-on-update-of-ranges="'interconnect-test.0.tab'.B2:'interconnect-test.0.tab'.B65 'interconnect-test.0.tab'.C2:'interconnect-test.0.tab'.C65 'interconnect-test.0.tab'.D2:'interconnect-test.0.tab'.D65 'interconnect-test.0.tab'.E2:'interconnect-test.0.tab'.E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var0</text:p>
          </table:table-cell>
          <table:table-cell office:value-type="string" calcext:value-type="string">
            <text:p><text:s/>val0</text:p>
          </table:table-cell>
          <table:table-cell office:value-type="string" calcext:value-type="string">
            <text:p><text:s/>cpu2gpu</text:p>
          </table:table-cell>
          <table:table-cell office:value-type="string" calcext:value-type="string">
            <text:p><text:s/>kernel</text:p>
          </table:table-cell>
          <table:table-cell office:value-type="string" calcext:value-type="string">
            <text:p><text:s/>gpu2cpu</text:p>
          </table:table-cell>
          <table:table-cell/>
          <table:table-cell office:value-type="string" calcext:value-type="string">
            <text:p>GB/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50000000" calcext:value-type="float">
            <text:p>250000000</text:p>
          </table:table-cell>
          <table:table-cell office:value-type="float" office:value="20.9" calcext:value-type="float">
            <text:p>20,9</text:p>
          </table:table-cell>
          <table:table-cell office:value-type="float" office:value="0.332" calcext:value-type="float">
            <text:p>0,332</text:p>
          </table:table-cell>
          <table:table-cell office:value-type="float" office:value="19.3" calcext:value-type="float">
            <text:p>19,3</text:p>
          </table:table-cell>
          <table:table-cell/>
          <table:table-cell table:formula="of:=(1000 * [.B2])/[.C2]/1000000000" office:value-type="float" office:value="11.9617224880383" calcext:value-type="float">
            <text:p>11,9617224880383</text:p>
          </table:table-cell>
          <table:table-cell table:formula="of:=(1000 * [.B2])/[.D2]/1000000000" office:value-type="float" office:value="753.012048192771" calcext:value-type="float">
            <text:p>753,012048192771</text:p>
          </table:table-cell>
          <table:table-cell table:formula="of:=(1000 * [.B2])/[.E2]/1000000000" office:value-type="float" office:value="12.9533678756477" calcext:value-type="float">
            <text:p>12,953367875647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42" calcext:value-type="float">
            <text:p>42</text:p>
          </table:table-cell>
          <table:table-cell office:value-type="float" office:value="0.538" calcext:value-type="float">
            <text:p>0,538</text:p>
          </table:table-cell>
          <table:table-cell office:value-type="float" office:value="39.2" calcext:value-type="float">
            <text:p>39,2</text:p>
          </table:table-cell>
          <table:table-cell/>
          <table:table-cell table:formula="of:=(1000 * [.B3])/[.C3]/1000000000" office:value-type="float" office:value="11.9047619047619" calcext:value-type="float">
            <text:p>11,9047619047619</text:p>
          </table:table-cell>
          <table:table-cell table:formula="of:=(1000 * [.B3])/[.D3]/1000000000" office:value-type="float" office:value="929.368029739777" calcext:value-type="float">
            <text:p>929,368029739777</text:p>
          </table:table-cell>
          <table:table-cell table:formula="of:=(1000 * [.B3])/[.E3]/1000000000" office:value-type="float" office:value="12.7551020408163" calcext:value-type="float">
            <text:p>12,755102040816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50000000" calcext:value-type="float">
            <text:p>750000000</text:p>
          </table:table-cell>
          <table:table-cell office:value-type="float" office:value="62.7" calcext:value-type="float">
            <text:p>62,7</text:p>
          </table:table-cell>
          <table:table-cell office:value-type="float" office:value="0.753" calcext:value-type="float">
            <text:p>0,753</text:p>
          </table:table-cell>
          <table:table-cell office:value-type="float" office:value="57.9" calcext:value-type="float">
            <text:p>57,9</text:p>
          </table:table-cell>
          <table:table-cell/>
          <table:table-cell table:formula="of:=(1000 * [.B4])/[.C4]/1000000000" office:value-type="float" office:value="11.9617224880383" calcext:value-type="float">
            <text:p>11,9617224880383</text:p>
          </table:table-cell>
          <table:table-cell table:formula="of:=(1000 * [.B4])/[.D4]/1000000000" office:value-type="float" office:value="996.01593625498" calcext:value-type="float">
            <text:p>996,01593625498</text:p>
          </table:table-cell>
          <table:table-cell table:formula="of:=(1000 * [.B4])/[.E4]/1000000000" office:value-type="float" office:value="12.9533678756477" calcext:value-type="float">
            <text:p>12,953367875647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4.9" calcext:value-type="float">
            <text:p>84,9</text:p>
          </table:table-cell>
          <table:table-cell office:value-type="float" office:value="0.329" calcext:value-type="float">
            <text:p>0,329</text:p>
          </table:table-cell>
          <table:table-cell office:value-type="float" office:value="79.9" calcext:value-type="float">
            <text:p>79,9</text:p>
          </table:table-cell>
          <table:table-cell/>
          <table:table-cell table:formula="of:=(1000 * [.B5])/[.C5]/1000000000" office:value-type="float" office:value="11.7785630153121" calcext:value-type="float">
            <text:p>11,7785630153121</text:p>
          </table:table-cell>
          <table:table-cell table:formula="of:=(1000 * [.B5])/[.D5]/1000000000" office:value-type="float" office:value="3039.51367781155" calcext:value-type="float">
            <text:p>3039,51367781155</text:p>
          </table:table-cell>
          <table:table-cell table:formula="of:=(1000 * [.B5])/[.E5]/1000000000" office:value-type="float" office:value="12.5156445556946" calcext:value-type="float">
            <text:p>12,515644555694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50000000" calcext:value-type="float">
            <text:p>1250000000</text:p>
          </table:table-cell>
          <table:table-cell office:value-type="float" office:value="105" calcext:value-type="float">
            <text:p>105</text:p>
          </table:table-cell>
          <table:table-cell office:value-type="float" office:value="0.398" calcext:value-type="float">
            <text:p>0,398</text:p>
          </table:table-cell>
          <table:table-cell office:value-type="float" office:value="95.4" calcext:value-type="float">
            <text:p>95,4</text:p>
          </table:table-cell>
          <table:table-cell/>
          <table:table-cell table:formula="of:=(1000 * [.B6])/[.C6]/1000000000" office:value-type="float" office:value="11.9047619047619" calcext:value-type="float">
            <text:p>11,9047619047619</text:p>
          </table:table-cell>
          <table:table-cell table:formula="of:=(1000 * [.B6])/[.D6]/1000000000" office:value-type="float" office:value="3140.70351758794" calcext:value-type="float">
            <text:p>3140,70351758794</text:p>
          </table:table-cell>
          <table:table-cell table:formula="of:=(1000 * [.B6])/[.E6]/1000000000" office:value-type="float" office:value="13.1027253668763" calcext:value-type="float">
            <text:p>13,102725366876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126" calcext:value-type="float">
            <text:p>126</text:p>
          </table:table-cell>
          <table:table-cell office:value-type="float" office:value="0.448" calcext:value-type="float">
            <text:p>0,44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(1000 * [.B7])/[.C7]/1000000000" office:value-type="float" office:value="11.9047619047619" calcext:value-type="float">
            <text:p>11,9047619047619</text:p>
          </table:table-cell>
          <table:table-cell table:formula="of:=(1000 * [.B7])/[.D7]/1000000000" office:value-type="float" office:value="3348.21428571429" calcext:value-type="float">
            <text:p>3348,21428571429</text:p>
          </table:table-cell>
          <table:table-cell table:formula="of:=(1000 * [.B7])/[.E7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750000000" calcext:value-type="float">
            <text:p>1750000000</text:p>
          </table:table-cell>
          <table:table-cell office:value-type="float" office:value="147" calcext:value-type="float">
            <text:p>147</text:p>
          </table:table-cell>
          <table:table-cell office:value-type="float" office:value="0.498" calcext:value-type="float">
            <text:p>0,498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1000 * [.B8])/[.C8]/1000000000" office:value-type="float" office:value="11.9047619047619" calcext:value-type="float">
            <text:p>11,9047619047619</text:p>
          </table:table-cell>
          <table:table-cell table:formula="of:=(1000 * [.B8])/[.D8]/1000000000" office:value-type="float" office:value="3514.0562248996" calcext:value-type="float">
            <text:p>3514,0562248996</text:p>
          </table:table-cell>
          <table:table-cell table:formula="of:=(1000 * [.B8])/[.E8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167" calcext:value-type="float">
            <text:p>167</text:p>
          </table:table-cell>
          <table:table-cell office:value-type="float" office:value="0.518" calcext:value-type="float">
            <text:p>0,518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(1000 * [.B9])/[.C9]/1000000000" office:value-type="float" office:value="11.9760479041916" calcext:value-type="float">
            <text:p>11,9760479041916</text:p>
          </table:table-cell>
          <table:table-cell table:formula="of:=(1000 * [.B9])/[.D9]/1000000000" office:value-type="float" office:value="3861.00386100386" calcext:value-type="float">
            <text:p>3861,00386100386</text:p>
          </table:table-cell>
          <table:table-cell table:formula="of:=(1000 * [.B9])/[.E9]/1000000000" office:value-type="float" office:value="13.0718954248366" calcext:value-type="float">
            <text:p>13,071895424836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250000000" calcext:value-type="float">
            <text:p>2250000000</text:p>
          </table:table-cell>
          <table:table-cell office:value-type="float" office:value="188" calcext:value-type="float">
            <text:p>188</text:p>
          </table:table-cell>
          <table:table-cell office:value-type="float" office:value="0.561" calcext:value-type="float">
            <text:p>0,56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(1000 * [.B10])/[.C10]/1000000000" office:value-type="float" office:value="11.968085106383" calcext:value-type="float">
            <text:p>11,968085106383</text:p>
          </table:table-cell>
          <table:table-cell table:formula="of:=(1000 * [.B10])/[.D10]/1000000000" office:value-type="float" office:value="4010.69518716577" calcext:value-type="float">
            <text:p>4010,69518716577</text:p>
          </table:table-cell>
          <table:table-cell table:formula="of:=(1000 * [.B10])/[.E10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209" calcext:value-type="float">
            <text:p>209</text:p>
          </table:table-cell>
          <table:table-cell office:value-type="float" office:value="0.593" calcext:value-type="float">
            <text:p>0,593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1000 * [.B11])/[.C11]/1000000000" office:value-type="float" office:value="11.9617224880383" calcext:value-type="float">
            <text:p>11,9617224880383</text:p>
          </table:table-cell>
          <table:table-cell table:formula="of:=(1000 * [.B11])/[.D11]/1000000000" office:value-type="float" office:value="4215.85160202361" calcext:value-type="float">
            <text:p>4215,85160202361</text:p>
          </table:table-cell>
          <table:table-cell table:formula="of:=(1000 * [.B11])/[.E11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750000000" calcext:value-type="float">
            <text:p>2750000000</text:p>
          </table:table-cell>
          <table:table-cell office:value-type="float" office:value="230" calcext:value-type="float">
            <text:p>230</text:p>
          </table:table-cell>
          <table:table-cell office:value-type="float" office:value="0.638" calcext:value-type="float">
            <text:p>0,638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(1000 * [.B12])/[.C12]/1000000000" office:value-type="float" office:value="11.9565217391304" calcext:value-type="float">
            <text:p>11,9565217391304</text:p>
          </table:table-cell>
          <table:table-cell table:formula="of:=(1000 * [.B12])/[.D12]/1000000000" office:value-type="float" office:value="4310.34482758621" calcext:value-type="float">
            <text:p>4310,34482758621</text:p>
          </table:table-cell>
          <table:table-cell table:formula="of:=(1000 * [.B12])/[.E12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51" calcext:value-type="float">
            <text:p>251</text:p>
          </table:table-cell>
          <table:table-cell office:value-type="float" office:value="0.699" calcext:value-type="float">
            <text:p>0,699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1000 * [.B13])/[.C13]/1000000000" office:value-type="float" office:value="11.9521912350598" calcext:value-type="float">
            <text:p>11,9521912350598</text:p>
          </table:table-cell>
          <table:table-cell table:formula="of:=(1000 * [.B13])/[.D13]/1000000000" office:value-type="float" office:value="4291.84549356223" calcext:value-type="float">
            <text:p>4291,84549356223</text:p>
          </table:table-cell>
          <table:table-cell table:formula="of:=(1000 * [.B13])/[.E13]/1000000000" office:value-type="float" office:value="13.0434782608696" calcext:value-type="float">
            <text:p>13,043478260869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250000000" calcext:value-type="float">
            <text:p>3250000000</text:p>
          </table:table-cell>
          <table:table-cell office:value-type="float" office:value="271" calcext:value-type="float">
            <text:p>271</text:p>
          </table:table-cell>
          <table:table-cell office:value-type="float" office:value="0.736" calcext:value-type="float">
            <text:p>0,736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(1000 * [.B14])/[.C14]/1000000000" office:value-type="float" office:value="11.9926199261993" calcext:value-type="float">
            <text:p>11,9926199261993</text:p>
          </table:table-cell>
          <table:table-cell table:formula="of:=(1000 * [.B14])/[.D14]/1000000000" office:value-type="float" office:value="4415.76086956522" calcext:value-type="float">
            <text:p>4415,76086956522</text:p>
          </table:table-cell>
          <table:table-cell table:formula="of:=(1000 * [.B14])/[.E14]/1000000000" office:value-type="float" office:value="13.1048387096774" calcext:value-type="float">
            <text:p>13,104838709677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500000000" calcext:value-type="float">
            <text:p>3500000000</text:p>
          </table:table-cell>
          <table:table-cell office:value-type="float" office:value="292" calcext:value-type="float">
            <text:p>292</text:p>
          </table:table-cell>
          <table:table-cell office:value-type="float" office:value="0.81" calcext:value-type="float">
            <text:p>0,81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(1000 * [.B15])/[.C15]/1000000000" office:value-type="float" office:value="11.986301369863" calcext:value-type="float">
            <text:p>11,986301369863</text:p>
          </table:table-cell>
          <table:table-cell table:formula="of:=(1000 * [.B15])/[.D15]/1000000000" office:value-type="float" office:value="4320.98765432099" calcext:value-type="float">
            <text:p>4320,98765432099</text:p>
          </table:table-cell>
          <table:table-cell table:formula="of:=(1000 * [.B15])/[.E15]/1000000000" office:value-type="float" office:value="13.1086142322097" calcext:value-type="float">
            <text:p>13,108614232209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3750000000" calcext:value-type="float">
            <text:p>3750000000</text:p>
          </table:table-cell>
          <table:table-cell office:value-type="float" office:value="313" calcext:value-type="float">
            <text:p>313</text:p>
          </table:table-cell>
          <table:table-cell office:value-type="float" office:value="0.823" calcext:value-type="float">
            <text:p>0,823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1000 * [.B16])/[.C16]/1000000000" office:value-type="float" office:value="11.9808306709265" calcext:value-type="float">
            <text:p>11,9808306709265</text:p>
          </table:table-cell>
          <table:table-cell table:formula="of:=(1000 * [.B16])/[.D16]/1000000000" office:value-type="float" office:value="4556.50060753342" calcext:value-type="float">
            <text:p>4556,50060753342</text:p>
          </table:table-cell>
          <table:table-cell table:formula="of:=(1000 * [.B16])/[.E16]/1000000000" office:value-type="float" office:value="13.1118881118881" calcext:value-type="float">
            <text:p>13,111888111888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334" calcext:value-type="float">
            <text:p>334</text:p>
          </table:table-cell>
          <table:table-cell office:value-type="float" office:value="0.849" calcext:value-type="float">
            <text:p>0,849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(1000 * [.B17])/[.C17]/1000000000" office:value-type="float" office:value="11.9760479041916" calcext:value-type="float">
            <text:p>11,9760479041916</text:p>
          </table:table-cell>
          <table:table-cell table:formula="of:=(1000 * [.B17])/[.D17]/1000000000" office:value-type="float" office:value="4711.42520612485" calcext:value-type="float">
            <text:p>4711,42520612485</text:p>
          </table:table-cell>
          <table:table-cell table:formula="of:=(1000 * [.B17])/[.E17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250000000" calcext:value-type="float">
            <text:p>4250000000</text:p>
          </table:table-cell>
          <table:table-cell office:value-type="float" office:value="355" calcext:value-type="float">
            <text:p>355</text:p>
          </table:table-cell>
          <table:table-cell office:value-type="float" office:value="0.894" calcext:value-type="float">
            <text:p>0,8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(1000 * [.B18])/[.C18]/1000000000" office:value-type="float" office:value="11.9718309859155" calcext:value-type="float">
            <text:p>11,9718309859155</text:p>
          </table:table-cell>
          <table:table-cell table:formula="of:=(1000 * [.B18])/[.D18]/1000000000" office:value-type="float" office:value="4753.91498881432" calcext:value-type="float">
            <text:p>4753,91498881432</text:p>
          </table:table-cell>
          <table:table-cell table:formula="of:=(1000 * [.B18])/[.E18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76" calcext:value-type="float">
            <text:p>376</text:p>
          </table:table-cell>
          <table:table-cell office:value-type="float" office:value="0.973" calcext:value-type="float">
            <text:p>0,973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(1000 * [.B19])/[.C19]/1000000000" office:value-type="float" office:value="11.968085106383" calcext:value-type="float">
            <text:p>11,968085106383</text:p>
          </table:table-cell>
          <table:table-cell table:formula="of:=(1000 * [.B19])/[.D19]/1000000000" office:value-type="float" office:value="4624.87153134635" calcext:value-type="float">
            <text:p>4624,87153134635</text:p>
          </table:table-cell>
          <table:table-cell table:formula="of:=(1000 * [.B19])/[.E19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750000000" calcext:value-type="float">
            <text:p>4750000000</text:p>
          </table:table-cell>
          <table:table-cell office:value-type="float" office:value="395" calcext:value-type="float">
            <text:p>395</text:p>
          </table:table-cell>
          <table:table-cell office:value-type="float" office:value="0.984" calcext:value-type="float">
            <text:p>0,984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(1000 * [.B20])/[.C20]/1000000000" office:value-type="float" office:value="12.0253164556962" calcext:value-type="float">
            <text:p>12,0253164556962</text:p>
          </table:table-cell>
          <table:table-cell table:formula="of:=(1000 * [.B20])/[.D20]/1000000000" office:value-type="float" office:value="4827.23577235772" calcext:value-type="float">
            <text:p>4827,23577235772</text:p>
          </table:table-cell>
          <table:table-cell table:formula="of:=(1000 * [.B20])/[.E20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417" calcext:value-type="float">
            <text:p>417</text:p>
          </table:table-cell>
          <table:table-cell office:value-type="float" office:value="1.01" calcext:value-type="float">
            <text:p>1,01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1000 * [.B21])/[.C21]/1000000000" office:value-type="float" office:value="11.9904076738609" calcext:value-type="float">
            <text:p>11,9904076738609</text:p>
          </table:table-cell>
          <table:table-cell table:formula="of:=(1000 * [.B21])/[.D21]/1000000000" office:value-type="float" office:value="4950.49504950495" calcext:value-type="float">
            <text:p>4950,49504950495</text:p>
          </table:table-cell>
          <table:table-cell table:formula="of:=(1000 * [.B21])/[.E21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250000000" calcext:value-type="float">
            <text:p>5250000000</text:p>
          </table:table-cell>
          <table:table-cell office:value-type="float" office:value="437" calcext:value-type="float">
            <text:p>437</text:p>
          </table:table-cell>
          <table:table-cell office:value-type="float" office:value="1.06" calcext:value-type="float">
            <text:p>1,06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(1000 * [.B22])/[.C22]/1000000000" office:value-type="float" office:value="12.0137299771167" calcext:value-type="float">
            <text:p>12,0137299771167</text:p>
          </table:table-cell>
          <table:table-cell table:formula="of:=(1000 * [.B22])/[.D22]/1000000000" office:value-type="float" office:value="4952.83018867925" calcext:value-type="float">
            <text:p>4952,83018867925</text:p>
          </table:table-cell>
          <table:table-cell table:formula="of:=(1000 * [.B22])/[.E22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500000000" calcext:value-type="float">
            <text:p>5500000000</text:p>
          </table:table-cell>
          <table:table-cell office:value-type="float" office:value="459" calcext:value-type="float">
            <text:p>459</text:p>
          </table:table-cell>
          <table:table-cell office:value-type="float" office:value="1.09" calcext:value-type="float">
            <text:p>1,09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(1000 * [.B23])/[.C23]/1000000000" office:value-type="float" office:value="11.9825708061002" calcext:value-type="float">
            <text:p>11,9825708061002</text:p>
          </table:table-cell>
          <table:table-cell table:formula="of:=(1000 * [.B23])/[.D23]/1000000000" office:value-type="float" office:value="5045.87155963303" calcext:value-type="float">
            <text:p>5045,87155963303</text:p>
          </table:table-cell>
          <table:table-cell table:formula="of:=(1000 * [.B23])/[.E23]/1000000000" office:value-type="float" office:value="13.126491646778" calcext:value-type="float">
            <text:p>13,12649164677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5750000000" calcext:value-type="float">
            <text:p>5750000000</text:p>
          </table:table-cell>
          <table:table-cell office:value-type="float" office:value="480" calcext:value-type="float">
            <text:p>480</text:p>
          </table:table-cell>
          <table:table-cell office:value-type="float" office:value="1.14" calcext:value-type="float">
            <text:p>1,14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(1000 * [.B24])/[.C24]/1000000000" office:value-type="float" office:value="11.9791666666667" calcext:value-type="float">
            <text:p>11,9791666666667</text:p>
          </table:table-cell>
          <table:table-cell table:formula="of:=(1000 * [.B24])/[.D24]/1000000000" office:value-type="float" office:value="5043.85964912281" calcext:value-type="float">
            <text:p>5043,85964912281</text:p>
          </table:table-cell>
          <table:table-cell table:formula="of:=(1000 * [.B24])/[.E24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1.18" calcext:value-type="float">
            <text:p>1,18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(1000 * [.B25])/[.C25]/1000000000" office:value-type="float" office:value="12" calcext:value-type="float">
            <text:p>12</text:p>
          </table:table-cell>
          <table:table-cell table:formula="of:=(1000 * [.B25])/[.D25]/1000000000" office:value-type="float" office:value="5084.74576271187" calcext:value-type="float">
            <text:p>5084,74576271187</text:p>
          </table:table-cell>
          <table:table-cell table:formula="of:=(1000 * [.B25])/[.E25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250000000" calcext:value-type="float">
            <text:p>6250000000</text:p>
          </table:table-cell>
          <table:table-cell office:value-type="float" office:value="522" calcext:value-type="float">
            <text:p>522</text:p>
          </table:table-cell>
          <table:table-cell office:value-type="float" office:value="1.22" calcext:value-type="float">
            <text:p>1,2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1000 * [.B26])/[.C26]/1000000000" office:value-type="float" office:value="11.9731800766284" calcext:value-type="float">
            <text:p>11,9731800766284</text:p>
          </table:table-cell>
          <table:table-cell table:formula="of:=(1000 * [.B26])/[.D26]/1000000000" office:value-type="float" office:value="5122.95081967213" calcext:value-type="float">
            <text:p>5122,95081967213</text:p>
          </table:table-cell>
          <table:table-cell table:formula="of:=(1000 * [.B26])/[.E26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500000000" calcext:value-type="float">
            <text:p>6500000000</text:p>
          </table:table-cell>
          <table:table-cell office:value-type="float" office:value="542" calcext:value-type="float">
            <text:p>542</text:p>
          </table:table-cell>
          <table:table-cell office:value-type="float" office:value="1.27" calcext:value-type="float">
            <text:p>1,27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(1000 * [.B27])/[.C27]/1000000000" office:value-type="float" office:value="11.9926199261993" calcext:value-type="float">
            <text:p>11,9926199261993</text:p>
          </table:table-cell>
          <table:table-cell table:formula="of:=(1000 * [.B27])/[.D27]/1000000000" office:value-type="float" office:value="5118.11023622047" calcext:value-type="float">
            <text:p>5118,11023622047</text:p>
          </table:table-cell>
          <table:table-cell table:formula="of:=(1000 * [.B27])/[.E27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6750000000" calcext:value-type="float">
            <text:p>6750000000</text:p>
          </table:table-cell>
          <table:table-cell office:value-type="float" office:value="563" calcext:value-type="float">
            <text:p>563</text:p>
          </table:table-cell>
          <table:table-cell office:value-type="float" office:value="1.31" calcext:value-type="float">
            <text:p>1,31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(1000 * [.B28])/[.C28]/1000000000" office:value-type="float" office:value="11.9893428063943" calcext:value-type="float">
            <text:p>11,9893428063943</text:p>
          </table:table-cell>
          <table:table-cell table:formula="of:=(1000 * [.B28])/[.D28]/1000000000" office:value-type="float" office:value="5152.67175572519" calcext:value-type="float">
            <text:p>5152,67175572519</text:p>
          </table:table-cell>
          <table:table-cell table:formula="of:=(1000 * [.B28])/[.E28]/1000000000" office:value-type="float" office:value="13.1322957198444" calcext:value-type="float">
            <text:p>13,132295719844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584" calcext:value-type="float">
            <text:p>584</text:p>
          </table:table-cell>
          <table:table-cell office:value-type="float" office:value="1.35" calcext:value-type="float">
            <text:p>1,3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1000 * [.B29])/[.C29]/1000000000" office:value-type="float" office:value="11.986301369863" calcext:value-type="float">
            <text:p>11,986301369863</text:p>
          </table:table-cell>
          <table:table-cell table:formula="of:=(1000 * [.B29])/[.D29]/1000000000" office:value-type="float" office:value="5185.18518518518" calcext:value-type="float">
            <text:p>5185,18518518518</text:p>
          </table:table-cell>
          <table:table-cell table:formula="of:=(1000 * [.B29])/[.E29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250000000" calcext:value-type="float">
            <text:p>7250000000</text:p>
          </table:table-cell>
          <table:table-cell office:value-type="float" office:value="605" calcext:value-type="float">
            <text:p>605</text:p>
          </table:table-cell>
          <table:table-cell office:value-type="float" office:value="1.39" calcext:value-type="float">
            <text:p>1,39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1000 * [.B30])/[.C30]/1000000000" office:value-type="float" office:value="11.9834710743802" calcext:value-type="float">
            <text:p>11,9834710743802</text:p>
          </table:table-cell>
          <table:table-cell table:formula="of:=(1000 * [.B30])/[.D30]/1000000000" office:value-type="float" office:value="5215.8273381295" calcext:value-type="float">
            <text:p>5215,8273381295</text:p>
          </table:table-cell>
          <table:table-cell table:formula="of:=(1000 * [.B30])/[.E30]/1000000000" office:value-type="float" office:value="13.1340579710145" calcext:value-type="float">
            <text:p>13,134057971014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500000000" calcext:value-type="float">
            <text:p>7500000000</text:p>
          </table:table-cell>
          <table:table-cell office:value-type="float" office:value="625" calcext:value-type="float">
            <text:p>625</text:p>
          </table:table-cell>
          <table:table-cell office:value-type="float" office:value="1.44" calcext:value-type="float">
            <text:p>1,44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1000 * [.B31])/[.C31]/1000000000" office:value-type="float" office:value="12" calcext:value-type="float">
            <text:p>12</text:p>
          </table:table-cell>
          <table:table-cell table:formula="of:=(1000 * [.B31])/[.D31]/1000000000" office:value-type="float" office:value="5208.33333333333" calcext:value-type="float">
            <text:p>5208,33333333333</text:p>
          </table:table-cell>
          <table:table-cell table:formula="of:=(1000 * [.B31])/[.E31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7750000000" calcext:value-type="float">
            <text:p>7750000000</text:p>
          </table:table-cell>
          <table:table-cell office:value-type="float" office:value="646" calcext:value-type="float">
            <text:p>646</text:p>
          </table:table-cell>
          <table:table-cell office:value-type="float" office:value="1.48" calcext:value-type="float">
            <text:p>1,48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1000 * [.B32])/[.C32]/1000000000" office:value-type="float" office:value="11.9969040247678" calcext:value-type="float">
            <text:p>11,9969040247678</text:p>
          </table:table-cell>
          <table:table-cell table:formula="of:=(1000 * [.B32])/[.D32]/1000000000" office:value-type="float" office:value="5236.48648648649" calcext:value-type="float">
            <text:p>5236,48648648649</text:p>
          </table:table-cell>
          <table:table-cell table:formula="of:=(1000 * [.B32])/[.E32]/1000000000" office:value-type="float" office:value="13.0691399662732" calcext:value-type="float">
            <text:p>13,069139966273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667" calcext:value-type="float">
            <text:p>667</text:p>
          </table:table-cell>
          <table:table-cell office:value-type="float" office:value="1.52" calcext:value-type="float">
            <text:p>1,52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(1000 * [.B33])/[.C33]/1000000000" office:value-type="float" office:value="11.9940029985007" calcext:value-type="float">
            <text:p>11,9940029985007</text:p>
          </table:table-cell>
          <table:table-cell table:formula="of:=(1000 * [.B33])/[.D33]/1000000000" office:value-type="float" office:value="5263.15789473684" calcext:value-type="float">
            <text:p>5263,15789473684</text:p>
          </table:table-cell>
          <table:table-cell table:formula="of:=(1000 * [.B33])/[.E33]/1000000000" office:value-type="float" office:value="13.136288998358" calcext:value-type="float">
            <text:p>13,13628899835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8250000000" calcext:value-type="float">
            <text:p>8250000000</text:p>
          </table:table-cell>
          <table:table-cell office:value-type="float" office:value="688" calcext:value-type="float">
            <text:p>688</text:p>
          </table:table-cell>
          <table:table-cell office:value-type="float" office:value="1.57" calcext:value-type="float">
            <text:p>1,57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(1000 * [.B34])/[.C34]/1000000000" office:value-type="float" office:value="11.9912790697674" calcext:value-type="float">
            <text:p>11,9912790697674</text:p>
          </table:table-cell>
          <table:table-cell table:formula="of:=(1000 * [.B34])/[.D34]/1000000000" office:value-type="float" office:value="5254.7770700637" calcext:value-type="float">
            <text:p>5254,7770700637</text:p>
          </table:table-cell>
          <table:table-cell table:formula="of:=(1000 * [.B34])/[.E34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8500000000" calcext:value-type="float">
            <text:p>8500000000</text:p>
          </table:table-cell>
          <table:table-cell office:value-type="float" office:value="709" calcext:value-type="float">
            <text:p>709</text:p>
          </table:table-cell>
          <table:table-cell office:value-type="float" office:value="1.6" calcext:value-type="float">
            <text:p>1,6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(1000 * [.B35])/[.C35]/1000000000" office:value-type="float" office:value="11.9887165021157" calcext:value-type="float">
            <text:p>11,9887165021157</text:p>
          </table:table-cell>
          <table:table-cell table:formula="of:=(1000 * [.B35])/[.D35]/1000000000" office:value-type="float" office:value="5312.5" calcext:value-type="float">
            <text:p>5312,5</text:p>
          </table:table-cell>
          <table:table-cell table:formula="of:=(1000 * [.B35])/[.E35]/1000000000" office:value-type="float" office:value="13.1375579598145" calcext:value-type="float">
            <text:p>13,137557959814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8750000000" calcext:value-type="float">
            <text:p>8750000000</text:p>
          </table:table-cell>
          <table:table-cell office:value-type="float" office:value="730" calcext:value-type="float">
            <text:p>730</text:p>
          </table:table-cell>
          <table:table-cell office:value-type="float" office:value="1.65" calcext:value-type="float">
            <text:p>1,65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(1000 * [.B36])/[.C36]/1000000000" office:value-type="float" office:value="11.986301369863" calcext:value-type="float">
            <text:p>11,986301369863</text:p>
          </table:table-cell>
          <table:table-cell table:formula="of:=(1000 * [.B36])/[.D36]/1000000000" office:value-type="float" office:value="5303.0303030303" calcext:value-type="float">
            <text:p>5303,0303030303</text:p>
          </table:table-cell>
          <table:table-cell table:formula="of:=(1000 * [.B36])/[.E36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750" calcext:value-type="float">
            <text:p>750</text:p>
          </table:table-cell>
          <table:table-cell office:value-type="float" office:value="1.69" calcext:value-type="float">
            <text:p>1,69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(1000 * [.B37])/[.C37]/1000000000" office:value-type="float" office:value="12" calcext:value-type="float">
            <text:p>12</text:p>
          </table:table-cell>
          <table:table-cell table:formula="of:=(1000 * [.B37])/[.D37]/1000000000" office:value-type="float" office:value="5325.44378698225" calcext:value-type="float">
            <text:p>5325,44378698225</text:p>
          </table:table-cell>
          <table:table-cell table:formula="of:=(1000 * [.B37])/[.E37]/1000000000" office:value-type="float" office:value="13.1386861313869" calcext:value-type="float">
            <text:p>13,138686131386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250000000" calcext:value-type="float">
            <text:p>9250000000</text:p>
          </table:table-cell>
          <table:table-cell office:value-type="float" office:value="772" calcext:value-type="float">
            <text:p>772</text:p>
          </table:table-cell>
          <table:table-cell office:value-type="float" office:value="1.73" calcext:value-type="float">
            <text:p>1,73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1000 * [.B38])/[.C38]/1000000000" office:value-type="float" office:value="11.9818652849741" calcext:value-type="float">
            <text:p>11,9818652849741</text:p>
          </table:table-cell>
          <table:table-cell table:formula="of:=(1000 * [.B38])/[.D38]/1000000000" office:value-type="float" office:value="5346.82080924856" calcext:value-type="float">
            <text:p>5346,82080924856</text:p>
          </table:table-cell>
          <table:table-cell table:formula="of:=(1000 * [.B38])/[.E38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500000000" calcext:value-type="float">
            <text:p>9500000000</text:p>
          </table:table-cell>
          <table:table-cell office:value-type="float" office:value="836" calcext:value-type="float">
            <text:p>836</text:p>
          </table:table-cell>
          <table:table-cell office:value-type="float" office:value="1.75" calcext:value-type="float">
            <text:p>1,75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1000 * [.B39])/[.C39]/1000000000" office:value-type="float" office:value="11.3636363636364" calcext:value-type="float">
            <text:p>11,3636363636364</text:p>
          </table:table-cell>
          <table:table-cell table:formula="of:=(1000 * [.B39])/[.D39]/1000000000" office:value-type="float" office:value="5428.57142857143" calcext:value-type="float">
            <text:p>5428,57142857143</text:p>
          </table:table-cell>
          <table:table-cell table:formula="of:=(1000 * [.B39])/[.E39]/1000000000" office:value-type="float" office:value="12.8726287262873" calcext:value-type="float">
            <text:p>12,872628726287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9750000000" calcext:value-type="float">
            <text:p>9750000000</text:p>
          </table:table-cell>
          <table:table-cell office:value-type="float" office:value="813" calcext:value-type="float">
            <text:p>813</text:p>
          </table:table-cell>
          <table:table-cell office:value-type="float" office:value="1.81" calcext:value-type="float">
            <text:p>1,81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(1000 * [.B40])/[.C40]/1000000000" office:value-type="float" office:value="11.9926199261993" calcext:value-type="float">
            <text:p>11,9926199261993</text:p>
          </table:table-cell>
          <table:table-cell table:formula="of:=(1000 * [.B40])/[.D40]/1000000000" office:value-type="float" office:value="5386.74033149171" calcext:value-type="float">
            <text:p>5386,74033149171</text:p>
          </table:table-cell>
          <table:table-cell table:formula="of:=(1000 * [.B40])/[.E40]/1000000000" office:value-type="float" office:value="13.1224764468371" calcext:value-type="float">
            <text:p>13,122476446837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838" calcext:value-type="float">
            <text:p>838</text:p>
          </table:table-cell>
          <table:table-cell office:value-type="float" office:value="1.86" calcext:value-type="float">
            <text:p>1,86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(1000 * [.B41])/[.C41]/1000000000" office:value-type="float" office:value="11.9331742243437" calcext:value-type="float">
            <text:p>11,9331742243437</text:p>
          </table:table-cell>
          <table:table-cell table:formula="of:=(1000 * [.B41])/[.D41]/1000000000" office:value-type="float" office:value="5376.34408602151" calcext:value-type="float">
            <text:p>5376,34408602151</text:p>
          </table:table-cell>
          <table:table-cell table:formula="of:=(1000 * [.B41])/[.E41]/1000000000" office:value-type="float" office:value="13.1406044678055" calcext:value-type="float">
            <text:p>13,140604467805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250000000" calcext:value-type="float">
            <text:p>10250000000</text:p>
          </table:table-cell>
          <table:table-cell office:value-type="float" office:value="854" calcext:value-type="float">
            <text:p>854</text:p>
          </table:table-cell>
          <table:table-cell office:value-type="float" office:value="1.89" calcext:value-type="float">
            <text:p>1,89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(1000 * [.B42])/[.C42]/1000000000" office:value-type="float" office:value="12.0023419203747" calcext:value-type="float">
            <text:p>12,0023419203747</text:p>
          </table:table-cell>
          <table:table-cell table:formula="of:=(1000 * [.B42])/[.D42]/1000000000" office:value-type="float" office:value="5423.28042328042" calcext:value-type="float">
            <text:p>5423,28042328042</text:p>
          </table:table-cell>
          <table:table-cell table:formula="of:=(1000 * [.B42])/[.E42]/1000000000" office:value-type="float" office:value="13.1241997439181" calcext:value-type="float">
            <text:p>13,124199743918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500000000" calcext:value-type="float">
            <text:p>10500000000</text:p>
          </table:table-cell>
          <table:table-cell office:value-type="float" office:value="878" calcext:value-type="float">
            <text:p>878</text:p>
          </table:table-cell>
          <table:table-cell office:value-type="float" office:value="1.98" calcext:value-type="float">
            <text:p>1,9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1000 * [.B43])/[.C43]/1000000000" office:value-type="float" office:value="11.9589977220957" calcext:value-type="float">
            <text:p>11,9589977220957</text:p>
          </table:table-cell>
          <table:table-cell table:formula="of:=(1000 * [.B43])/[.D43]/1000000000" office:value-type="float" office:value="5303.0303030303" calcext:value-type="float">
            <text:p>5303,0303030303</text:p>
          </table:table-cell>
          <table:table-cell table:formula="of:=(1000 * [.B43])/[.E43]/1000000000" office:value-type="float" office:value="13.125" calcext:value-type="float">
            <text:p>13,12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750000000" calcext:value-type="float">
            <text:p>10750000000</text:p>
          </table:table-cell>
          <table:table-cell office:value-type="float" office:value="952" calcext:value-type="float">
            <text:p>952</text:p>
          </table:table-cell>
          <table:table-cell office:value-type="float" office:value="1.95" calcext:value-type="float">
            <text:p>1,95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1000 * [.B44])/[.C44]/1000000000" office:value-type="float" office:value="11.2920168067227" calcext:value-type="float">
            <text:p>11,2920168067227</text:p>
          </table:table-cell>
          <table:table-cell table:formula="of:=(1000 * [.B44])/[.D44]/1000000000" office:value-type="float" office:value="5512.82051282051" calcext:value-type="float">
            <text:p>5512,82051282051</text:p>
          </table:table-cell>
          <table:table-cell table:formula="of:=(1000 * [.B44])/[.E44]/1000000000" office:value-type="float" office:value="12.6470588235294" calcext:value-type="float">
            <text:p>12,647058823529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000000000" calcext:value-type="float">
            <text:p>11000000000</text:p>
          </table:table-cell>
          <table:table-cell office:value-type="float" office:value="917" calcext:value-type="float">
            <text:p>917</text:p>
          </table:table-cell>
          <table:table-cell office:value-type="float" office:value="2.02" calcext:value-type="float">
            <text:p>2,02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(1000 * [.B45])/[.C45]/1000000000" office:value-type="float" office:value="11.9956379498364" calcext:value-type="float">
            <text:p>11,9956379498364</text:p>
          </table:table-cell>
          <table:table-cell table:formula="of:=(1000 * [.B45])/[.D45]/1000000000" office:value-type="float" office:value="5445.54455445545" calcext:value-type="float">
            <text:p>5445,54455445545</text:p>
          </table:table-cell>
          <table:table-cell table:formula="of:=(1000 * [.B45])/[.E45]/1000000000" office:value-type="float" office:value="13.142174432497" calcext:value-type="float">
            <text:p>13,14217443249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250000000" calcext:value-type="float">
            <text:p>11250000000</text:p>
          </table:table-cell>
          <table:table-cell office:value-type="float" office:value="938" calcext:value-type="float">
            <text:p>938</text:p>
          </table:table-cell>
          <table:table-cell office:value-type="float" office:value="2.06" calcext:value-type="float">
            <text:p>2,06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(1000 * [.B46])/[.C46]/1000000000" office:value-type="float" office:value="11.9936034115139" calcext:value-type="float">
            <text:p>11,9936034115139</text:p>
          </table:table-cell>
          <table:table-cell table:formula="of:=(1000 * [.B46])/[.D46]/1000000000" office:value-type="float" office:value="5461.16504854369" calcext:value-type="float">
            <text:p>5461,16504854369</text:p>
          </table:table-cell>
          <table:table-cell table:formula="of:=(1000 * [.B46])/[.E46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500000000" calcext:value-type="float">
            <text:p>11500000000</text:p>
          </table:table-cell>
          <table:table-cell office:value-type="float" office:value="958" calcext:value-type="float">
            <text:p>958</text:p>
          </table:table-cell>
          <table:table-cell office:value-type="float" office:value="2.1" calcext:value-type="float">
            <text:p>2,1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(1000 * [.B47])/[.C47]/1000000000" office:value-type="float" office:value="12.0041753653445" calcext:value-type="float">
            <text:p>12,0041753653445</text:p>
          </table:table-cell>
          <table:table-cell table:formula="of:=(1000 * [.B47])/[.D47]/1000000000" office:value-type="float" office:value="5476.19047619048" calcext:value-type="float">
            <text:p>5476,19047619048</text:p>
          </table:table-cell>
          <table:table-cell table:formula="of:=(1000 * [.B47])/[.E47]/1000000000" office:value-type="float" office:value="13.1428571428571" calcext:value-type="float">
            <text:p>13,142857142857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1750000000" calcext:value-type="float">
            <text:p>11750000000</text:p>
          </table:table-cell>
          <table:table-cell office:value-type="float" office:value="978" calcext:value-type="float">
            <text:p>978</text:p>
          </table:table-cell>
          <table:table-cell office:value-type="float" office:value="2.15" calcext:value-type="float">
            <text:p>2,15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(1000 * [.B48])/[.C48]/1000000000" office:value-type="float" office:value="12.0143149284254" calcext:value-type="float">
            <text:p>12,0143149284254</text:p>
          </table:table-cell>
          <table:table-cell table:formula="of:=(1000 * [.B48])/[.D48]/1000000000" office:value-type="float" office:value="5465.11627906977" calcext:value-type="float">
            <text:p>5465,11627906977</text:p>
          </table:table-cell>
          <table:table-cell table:formula="of:=(1000 * [.B48])/[.E48]/1000000000" office:value-type="float" office:value="13.1431767337808" calcext:value-type="float">
            <text:p>13,143176733780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000000000" calcext:value-type="float">
            <text:p>120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9" calcext:value-type="float">
            <text:p>2,19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(1000 * [.B49])/[.C49]/1000000000" office:value-type="float" office:value="12" calcext:value-type="float">
            <text:p>12</text:p>
          </table:table-cell>
          <table:table-cell table:formula="of:=(1000 * [.B49])/[.D49]/1000000000" office:value-type="float" office:value="5479.45205479452" calcext:value-type="float">
            <text:p>5479,45205479452</text:p>
          </table:table-cell>
          <table:table-cell table:formula="of:=(1000 * [.B49])/[.E49]/1000000000" office:value-type="float" office:value="13.129102844639" calcext:value-type="float">
            <text:p>13,12910284463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250000000" calcext:value-type="float">
            <text:p>12250000000</text:p>
          </table:table-cell>
          <table:table-cell office:value-type="float" office:value="1020" calcext:value-type="float">
            <text:p>1020</text:p>
          </table:table-cell>
          <table:table-cell office:value-type="float" office:value="2.23" calcext:value-type="float">
            <text:p>2,23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(1000 * [.B50])/[.C50]/1000000000" office:value-type="float" office:value="12.0098039215686" calcext:value-type="float">
            <text:p>12,0098039215686</text:p>
          </table:table-cell>
          <table:table-cell table:formula="of:=(1000 * [.B50])/[.D50]/1000000000" office:value-type="float" office:value="5493.2735426009" calcext:value-type="float">
            <text:p>5493,2735426009</text:p>
          </table:table-cell>
          <table:table-cell table:formula="of:=(1000 * [.B50])/[.E50]/1000000000" office:value-type="float" office:value="13.1437768240343" calcext:value-type="float">
            <text:p>13,143776824034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500000000" calcext:value-type="float">
            <text:p>12500000000</text:p>
          </table:table-cell>
          <table:table-cell office:value-type="float" office:value="1040" calcext:value-type="float">
            <text:p>1040</text:p>
          </table:table-cell>
          <table:table-cell office:value-type="float" office:value="2.28" calcext:value-type="float">
            <text:p>2,28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(1000 * [.B51])/[.C51]/1000000000" office:value-type="float" office:value="12.0192307692308" calcext:value-type="float">
            <text:p>12,0192307692308</text:p>
          </table:table-cell>
          <table:table-cell table:formula="of:=(1000 * [.B51])/[.D51]/1000000000" office:value-type="float" office:value="5482.45614035088" calcext:value-type="float">
            <text:p>5482,45614035088</text:p>
          </table:table-cell>
          <table:table-cell table:formula="of:=(1000 * [.B51])/[.E51]/1000000000" office:value-type="float" office:value="13.0480167014614" calcext:value-type="float">
            <text:p>13,048016701461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2750000000" calcext:value-type="float">
            <text:p>12750000000</text:p>
          </table:table-cell>
          <table:table-cell office:value-type="float" office:value="1070" calcext:value-type="float">
            <text:p>1070</text:p>
          </table:table-cell>
          <table:table-cell office:value-type="float" office:value="2.37" calcext:value-type="float">
            <text:p>2,37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(1000 * [.B52])/[.C52]/1000000000" office:value-type="float" office:value="11.9158878504673" calcext:value-type="float">
            <text:p>11,9158878504673</text:p>
          </table:table-cell>
          <table:table-cell table:formula="of:=(1000 * [.B52])/[.D52]/1000000000" office:value-type="float" office:value="5379.74683544304" calcext:value-type="float">
            <text:p>5379,74683544304</text:p>
          </table:table-cell>
          <table:table-cell table:formula="of:=(1000 * [.B52])/[.E52]/1000000000" office:value-type="float" office:value="13.0903490759754" calcext:value-type="float">
            <text:p>13,090349075975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3000000000" calcext:value-type="float">
            <text:p>13000000000</text:p>
          </table:table-cell>
          <table:table-cell office:value-type="float" office:value="1080" calcext:value-type="float">
            <text:p>1080</text:p>
          </table:table-cell>
          <table:table-cell office:value-type="float" office:value="2.36" calcext:value-type="float">
            <text:p>2,36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(1000 * [.B53])/[.C53]/1000000000" office:value-type="float" office:value="12.037037037037" calcext:value-type="float">
            <text:p>12,037037037037</text:p>
          </table:table-cell>
          <table:table-cell table:formula="of:=(1000 * [.B53])/[.D53]/1000000000" office:value-type="float" office:value="5508.47457627119" calcext:value-type="float">
            <text:p>5508,47457627119</text:p>
          </table:table-cell>
          <table:table-cell table:formula="of:=(1000 * [.B53])/[.E53]/1000000000" office:value-type="float" office:value="13.1445904954499" calcext:value-type="float">
            <text:p>13,144590495449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3250000000" calcext:value-type="float">
            <text:p>13250000000</text:p>
          </table:table-cell>
          <table:table-cell office:value-type="float" office:value="1100" calcext:value-type="float">
            <text:p>1100</text:p>
          </table:table-cell>
          <table:table-cell office:value-type="float" office:value="2.4" calcext:value-type="float">
            <text:p>2,4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(1000 * [.B54])/[.C54]/1000000000" office:value-type="float" office:value="12.0454545454545" calcext:value-type="float">
            <text:p>12,0454545454545</text:p>
          </table:table-cell>
          <table:table-cell table:formula="of:=(1000 * [.B54])/[.D54]/1000000000" office:value-type="float" office:value="5520.83333333333" calcext:value-type="float">
            <text:p>5520,83333333333</text:p>
          </table:table-cell>
          <table:table-cell table:formula="of:=(1000 * [.B54])/[.E54]/1000000000" office:value-type="float" office:value="13.1188118811881" calcext:value-type="float">
            <text:p>13,118811881188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3500000000" calcext:value-type="float">
            <text:p>13500000000</text:p>
          </table:table-cell>
          <table:table-cell office:value-type="float" office:value="1120" calcext:value-type="float">
            <text:p>1120</text:p>
          </table:table-cell>
          <table:table-cell office:value-type="float" office:value="2.44" calcext:value-type="float">
            <text:p>2,44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(1000 * [.B55])/[.C55]/1000000000" office:value-type="float" office:value="12.0535714285714" calcext:value-type="float">
            <text:p>12,0535714285714</text:p>
          </table:table-cell>
          <table:table-cell table:formula="of:=(1000 * [.B55])/[.D55]/1000000000" office:value-type="float" office:value="5532.7868852459" calcext:value-type="float">
            <text:p>5532,7868852459</text:p>
          </table:table-cell>
          <table:table-cell table:formula="of:=(1000 * [.B55])/[.E55]/1000000000" office:value-type="float" office:value="13.1067961165049" calcext:value-type="float">
            <text:p>13,106796116504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3750000000" calcext:value-type="float">
            <text:p>13750000000</text:p>
          </table:table-cell>
          <table:table-cell office:value-type="float" office:value="1150" calcext:value-type="float">
            <text:p>1150</text:p>
          </table:table-cell>
          <table:table-cell office:value-type="float" office:value="2.53" calcext:value-type="float">
            <text:p>2,53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(1000 * [.B56])/[.C56]/1000000000" office:value-type="float" office:value="11.9565217391304" calcext:value-type="float">
            <text:p>11,9565217391304</text:p>
          </table:table-cell>
          <table:table-cell table:formula="of:=(1000 * [.B56])/[.D56]/1000000000" office:value-type="float" office:value="5434.78260869565" calcext:value-type="float">
            <text:p>5434,78260869565</text:p>
          </table:table-cell>
          <table:table-cell table:formula="of:=(1000 * [.B56])/[.E56]/1000000000" office:value-type="float" office:value="13.0952380952381" calcext:value-type="float">
            <text:p>13,095238095238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000000000" calcext:value-type="float">
            <text:p>14000000000</text:p>
          </table:table-cell>
          <table:table-cell office:value-type="float" office:value="1220" calcext:value-type="float">
            <text:p>1220</text:p>
          </table:table-cell>
          <table:table-cell office:value-type="float" office:value="2.5" calcext:value-type="float">
            <text:p>2,5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(1000 * [.B57])/[.C57]/1000000000" office:value-type="float" office:value="11.4754098360656" calcext:value-type="float">
            <text:p>11,4754098360656</text:p>
          </table:table-cell>
          <table:table-cell table:formula="of:=(1000 * [.B57])/[.D57]/1000000000" office:value-type="float" office:value="5600" calcext:value-type="float">
            <text:p>5600</text:p>
          </table:table-cell>
          <table:table-cell table:formula="of:=(1000 * [.B57])/[.E57]/1000000000" office:value-type="float" office:value="12.6126126126126" calcext:value-type="float">
            <text:p>12,612612612612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250000000" calcext:value-type="float">
            <text:p>14250000000</text:p>
          </table:table-cell>
          <table:table-cell office:value-type="float" office:value="1250" calcext:value-type="float">
            <text:p>1250</text:p>
          </table:table-cell>
          <table:table-cell office:value-type="float" office:value="2.55" calcext:value-type="float">
            <text:p>2,55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(1000 * [.B58])/[.C58]/1000000000" office:value-type="float" office:value="11.4" calcext:value-type="float">
            <text:p>11,4</text:p>
          </table:table-cell>
          <table:table-cell table:formula="of:=(1000 * [.B58])/[.D58]/1000000000" office:value-type="float" office:value="5588.23529411765" calcext:value-type="float">
            <text:p>5588,23529411765</text:p>
          </table:table-cell>
          <table:table-cell table:formula="of:=(1000 * [.B58])/[.E58]/1000000000" office:value-type="float" office:value="12.8378378378378" calcext:value-type="float">
            <text:p>12,837837837837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500000000" calcext:value-type="float">
            <text:p>14500000000</text:p>
          </table:table-cell>
          <table:table-cell office:value-type="float" office:value="1210" calcext:value-type="float">
            <text:p>1210</text:p>
          </table:table-cell>
          <table:table-cell office:value-type="float" office:value="2.61" calcext:value-type="float">
            <text:p>2,61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(1000 * [.B59])/[.C59]/1000000000" office:value-type="float" office:value="11.9834710743802" calcext:value-type="float">
            <text:p>11,9834710743802</text:p>
          </table:table-cell>
          <table:table-cell table:formula="of:=(1000 * [.B59])/[.D59]/1000000000" office:value-type="float" office:value="5555.55555555556" calcext:value-type="float">
            <text:p>5555,55555555556</text:p>
          </table:table-cell>
          <table:table-cell table:formula="of:=(1000 * [.B59])/[.E59]/1000000000" office:value-type="float" office:value="13.1818181818182" calcext:value-type="float">
            <text:p>13,181818181818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4750000000" calcext:value-type="float">
            <text:p>14750000000</text:p>
          </table:table-cell>
          <table:table-cell office:value-type="float" office:value="1230" calcext:value-type="float">
            <text:p>1230</text:p>
          </table:table-cell>
          <table:table-cell office:value-type="float" office:value="2.65" calcext:value-type="float">
            <text:p>2,65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(1000 * [.B60])/[.C60]/1000000000" office:value-type="float" office:value="11.9918699186992" calcext:value-type="float">
            <text:p>11,9918699186992</text:p>
          </table:table-cell>
          <table:table-cell table:formula="of:=(1000 * [.B60])/[.D60]/1000000000" office:value-type="float" office:value="5566.03773584906" calcext:value-type="float">
            <text:p>5566,03773584906</text:p>
          </table:table-cell>
          <table:table-cell table:formula="of:=(1000 * [.B60])/[.E60]/1000000000" office:value-type="float" office:value="13.1696428571429" calcext:value-type="float">
            <text:p>13,169642857142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000000000" calcext:value-type="float">
            <text:p>15000000000</text:p>
          </table:table-cell>
          <table:table-cell office:value-type="float" office:value="1250" calcext:value-type="float">
            <text:p>1250</text:p>
          </table:table-cell>
          <table:table-cell office:value-type="float" office:value="2.7" calcext:value-type="float">
            <text:p>2,7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(1000 * [.B61])/[.C61]/1000000000" office:value-type="float" office:value="12" calcext:value-type="float">
            <text:p>12</text:p>
          </table:table-cell>
          <table:table-cell table:formula="of:=(1000 * [.B61])/[.D61]/1000000000" office:value-type="float" office:value="5555.55555555556" calcext:value-type="float">
            <text:p>5555,55555555556</text:p>
          </table:table-cell>
          <table:table-cell table:formula="of:=(1000 * [.B61])/[.E61]/1000000000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250000000" calcext:value-type="float">
            <text:p>15250000000</text:p>
          </table:table-cell>
          <table:table-cell office:value-type="float" office:value="1270" calcext:value-type="float">
            <text:p>1270</text:p>
          </table:table-cell>
          <table:table-cell office:value-type="float" office:value="2.74" calcext:value-type="float">
            <text:p>2,74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(1000 * [.B62])/[.C62]/1000000000" office:value-type="float" office:value="12.007874015748" calcext:value-type="float">
            <text:p>12,007874015748</text:p>
          </table:table-cell>
          <table:table-cell table:formula="of:=(1000 * [.B62])/[.D62]/1000000000" office:value-type="float" office:value="5565.69343065693" calcext:value-type="float">
            <text:p>5565,69343065693</text:p>
          </table:table-cell>
          <table:table-cell table:formula="of:=(1000 * [.B62])/[.E62]/1000000000" office:value-type="float" office:value="13.1465517241379" calcext:value-type="float">
            <text:p>13,146551724137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500000000" calcext:value-type="float">
            <text:p>15500000000</text:p>
          </table:table-cell>
          <table:table-cell office:value-type="float" office:value="1290" calcext:value-type="float">
            <text:p>1290</text:p>
          </table:table-cell>
          <table:table-cell office:value-type="float" office:value="2.78" calcext:value-type="float">
            <text:p>2,78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(1000 * [.B63])/[.C63]/1000000000" office:value-type="float" office:value="12.015503875969" calcext:value-type="float">
            <text:p>12,015503875969</text:p>
          </table:table-cell>
          <table:table-cell table:formula="of:=(1000 * [.B63])/[.D63]/1000000000" office:value-type="float" office:value="5575.53956834532" calcext:value-type="float">
            <text:p>5575,53956834532</text:p>
          </table:table-cell>
          <table:table-cell table:formula="of:=(1000 * [.B63])/[.E63]/1000000000" office:value-type="float" office:value="13.135593220339" calcext:value-type="float">
            <text:p>13,13559322033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5750000000" calcext:value-type="float">
            <text:p>15750000000</text:p>
          </table:table-cell>
          <table:table-cell office:value-type="float" office:value="1310" calcext:value-type="float">
            <text:p>1310</text:p>
          </table:table-cell>
          <table:table-cell office:value-type="float" office:value="2.83" calcext:value-type="float">
            <text:p>2,83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(1000 * [.B64])/[.C64]/1000000000" office:value-type="float" office:value="12.0229007633588" calcext:value-type="float">
            <text:p>12,0229007633588</text:p>
          </table:table-cell>
          <table:table-cell table:formula="of:=(1000 * [.B64])/[.D64]/1000000000" office:value-type="float" office:value="5565.37102473498" calcext:value-type="float">
            <text:p>5565,37102473498</text:p>
          </table:table-cell>
          <table:table-cell table:formula="of:=(1000 * [.B64])/[.E64]/1000000000" office:value-type="float" office:value="13.125" calcext:value-type="float">
            <text:p>13,12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6000000000" calcext:value-type="float">
            <text:p>16000000000</text:p>
          </table:table-cell>
          <table:table-cell office:value-type="float" office:value="1330" calcext:value-type="float">
            <text:p>1330</text:p>
          </table:table-cell>
          <table:table-cell office:value-type="float" office:value="2.87" calcext:value-type="float">
            <text:p>2,87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(1000 * [.B65])/[.C65]/1000000000" office:value-type="float" office:value="12.0300751879699" calcext:value-type="float">
            <text:p>12,0300751879699</text:p>
          </table:table-cell>
          <table:table-cell table:formula="of:=(1000 * [.B65])/[.D65]/1000000000" office:value-type="float" office:value="5574.91289198606" calcext:value-type="float">
            <text:p>5574,91289198606</text:p>
          </table:table-cell>
          <table:table-cell table:formula="of:=(1000 * [.B65])/[.E65]/1000000000" office:value-type="float" office:value="13.1147540983607" calcext:value-type="float">
            <text:p>13,1147540983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6T10:26:13.533127257</dc:date>
    <meta:editing-duration>PT17M5S</meta:editing-duration>
    <meta:editing-cycles>4</meta:editing-cycles>
    <meta:generator>LibreOffice/7.4.2.3$Linux_X86_64 LibreOffice_project/40$Build-3</meta:generator>
    <meta:document-statistic meta:table-count="1" meta:cell-count="51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legend chart:legend-position="end" svg:x="13.339cm" svg:y="3.705cm" style:legend-expansion="high" chart:style-name="ch2"/>
        <chart:plot-area chart:style-name="ch3" table:cell-range-address="'interconnect-test.0.tab'.B2:'interconnect-test.0.tab'.E65" chart:data-source-has-labels="both" svg:x="0.319cm" svg:y="0.18cm" svg:width="12.701cm" svg:height="8.645cm">
          <chart:coordinate-region svg:x="1.639cm" svg:y="0.379cm" svg:width="11.381cm" svg:height="6.475cm"/>
          <chart:axis chart:dimension="x" chart:name="primary-x" chart:style-name="ch4" chartooo:axis-type="auto">
            <chartooo:date-scale/>
            <chart:categories table:cell-range-address="'interconnect-test.0.tab'.B2:'interconnect-test.0.tab'.B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terconnect-test.0.tab'.C2:'interconnect-test.0.tab'.C65" loext:label-string="cpu2gpu" chart:class="chart:line">
            <chart:data-point chart:repeated="64"/>
          </chart:series>
          <chart:series chart:style-name="ch7" chart:values-cell-range-address="'interconnect-test.0.tab'.D2:'interconnect-test.0.tab'.D65" loext:label-string="kernel" chart:class="chart:line">
            <chart:data-point chart:repeated="64"/>
          </chart:series>
          <chart:series chart:style-name="ch8" chart:values-cell-range-address="'interconnect-test.0.tab'.E2:'interconnect-test.0.tab'.E65" loext:label-string="gpu2cpu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2gpu</text:p>
              </table:table-cell>
              <table:table-cell office:value-type="string">
                <text:p>kernel</text:p>
              </table:table-cell>
              <table:table-cell office:value-type="string">
                <text:p>gpu2cpu</text:p>
              </table:table-cell>
            </table:table-row>
          </table:table-header-rows>
          <table:table-rows>
            <table:table-row>
              <table:table-cell office:value-type="float" office:value="250000000">
                <text:p>250000000</text:p>
                <draw:g>
                  <svg:desc>'interconnect-test.0.tab'.B2:'interconnect-test.0.tab'.B65</svg:desc>
                </draw:g>
              </table:table-cell>
              <table:table-cell office:value-type="float" office:value="20.9">
                <text:p>20.9</text:p>
                <draw:g>
                  <svg:desc>'interconnect-test.0.tab'.C2:'interconnect-test.0.tab'.C65</svg:desc>
                </draw:g>
              </table:table-cell>
              <table:table-cell office:value-type="float" office:value="0.332">
                <text:p>0.332</text:p>
                <draw:g>
                  <svg:desc>'interconnect-test.0.tab'.D2:'interconnect-test.0.tab'.D65</svg:desc>
                </draw:g>
              </table:table-cell>
              <table:table-cell office:value-type="float" office:value="19.3">
                <text:p>19.3</text:p>
                <draw:g>
                  <svg:desc>'interconnect-test.0.tab'.E2:'interconnect-test.0.tab'.E65</svg:desc>
                </draw:g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42">
                <text:p>42</text:p>
              </table:table-cell>
              <table:table-cell office:value-type="float" office:value="0.538">
                <text:p>0.538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750000000">
                <text:p>750000000</text:p>
              </table:table-cell>
              <table:table-cell office:value-type="float" office:value="62.7">
                <text:p>62.7</text:p>
              </table:table-cell>
              <table:table-cell office:value-type="float" office:value="0.753">
                <text:p>0.753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84.9">
                <text:p>84.9</text:p>
              </table:table-cell>
              <table:table-cell office:value-type="float" office:value="0.329">
                <text:p>0.32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1250000000">
                <text:p>1250000000</text:p>
              </table:table-cell>
              <table:table-cell office:value-type="float" office:value="105">
                <text:p>105</text:p>
              </table:table-cell>
              <table:table-cell office:value-type="float" office:value="0.398">
                <text:p>0.398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126">
                <text:p>126</text:p>
              </table:table-cell>
              <table:table-cell office:value-type="float" office:value="0.448">
                <text:p>0.4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750000000">
                <text:p>1750000000</text:p>
              </table:table-cell>
              <table:table-cell office:value-type="float" office:value="147">
                <text:p>147</text:p>
              </table:table-cell>
              <table:table-cell office:value-type="float" office:value="0.498">
                <text:p>0.4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167">
                <text:p>167</text:p>
              </table:table-cell>
              <table:table-cell office:value-type="float" office:value="0.518">
                <text:p>0.5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250000000">
                <text:p>2250000000</text:p>
              </table:table-cell>
              <table:table-cell office:value-type="float" office:value="188">
                <text:p>188</text:p>
              </table:table-cell>
              <table:table-cell office:value-type="float" office:value="0.561">
                <text:p>0.56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500000000">
                <text:p>2500000000</text:p>
              </table:table-cell>
              <table:table-cell office:value-type="float" office:value="209">
                <text:p>209</text:p>
              </table:table-cell>
              <table:table-cell office:value-type="float" office:value="0.593">
                <text:p>0.5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50000000">
                <text:p>2750000000</text:p>
              </table:table-cell>
              <table:table-cell office:value-type="float" office:value="230">
                <text:p>230</text:p>
              </table:table-cell>
              <table:table-cell office:value-type="float" office:value="0.638">
                <text:p>0.63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00000000">
                <text:p>3000000000</text:p>
              </table:table-cell>
              <table:table-cell office:value-type="float" office:value="251">
                <text:p>251</text:p>
              </table:table-cell>
              <table:table-cell office:value-type="float" office:value="0.699">
                <text:p>0.69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250000000">
                <text:p>3250000000</text:p>
              </table:table-cell>
              <table:table-cell office:value-type="float" office:value="271">
                <text:p>271</text:p>
              </table:table-cell>
              <table:table-cell office:value-type="float" office:value="0.736">
                <text:p>0.73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500000000">
                <text:p>3500000000</text:p>
              </table:table-cell>
              <table:table-cell office:value-type="float" office:value="292">
                <text:p>292</text:p>
              </table:table-cell>
              <table:table-cell office:value-type="float" office:value="0.81">
                <text:p>0.8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750000000">
                <text:p>3750000000</text:p>
              </table:table-cell>
              <table:table-cell office:value-type="float" office:value="313">
                <text:p>313</text:p>
              </table:table-cell>
              <table:table-cell office:value-type="float" office:value="0.823">
                <text:p>0.82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000000000">
                <text:p>4000000000</text:p>
              </table:table-cell>
              <table:table-cell office:value-type="float" office:value="334">
                <text:p>334</text:p>
              </table:table-cell>
              <table:table-cell office:value-type="float" office:value="0.849">
                <text:p>0.84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250000000">
                <text:p>4250000000</text:p>
              </table:table-cell>
              <table:table-cell office:value-type="float" office:value="355">
                <text:p>355</text:p>
              </table:table-cell>
              <table:table-cell office:value-type="float" office:value="0.894">
                <text:p>0.89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500000000">
                <text:p>4500000000</text:p>
              </table:table-cell>
              <table:table-cell office:value-type="float" office:value="376">
                <text:p>376</text:p>
              </table:table-cell>
              <table:table-cell office:value-type="float" office:value="0.973">
                <text:p>0.97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750000000">
                <text:p>4750000000</text:p>
              </table:table-cell>
              <table:table-cell office:value-type="float" office:value="395">
                <text:p>395</text:p>
              </table:table-cell>
              <table:table-cell office:value-type="float" office:value="0.984">
                <text:p>0.98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5000000000">
                <text:p>5000000000</text:p>
              </table:table-cell>
              <table:table-cell office:value-type="float" office:value="417">
                <text:p>417</text:p>
              </table:table-cell>
              <table:table-cell office:value-type="float" office:value="1.01">
                <text:p>1.0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5250000000">
                <text:p>5250000000</text:p>
              </table:table-cell>
              <table:table-cell office:value-type="float" office:value="437">
                <text:p>437</text:p>
              </table:table-cell>
              <table:table-cell office:value-type="float" office:value="1.06">
                <text:p>1.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5500000000">
                <text:p>5500000000</text:p>
              </table:table-cell>
              <table:table-cell office:value-type="float" office:value="459">
                <text:p>459</text:p>
              </table:table-cell>
              <table:table-cell office:value-type="float" office:value="1.09">
                <text:p>1.0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5750000000">
                <text:p>5750000000</text:p>
              </table:table-cell>
              <table:table-cell office:value-type="float" office:value="480">
                <text:p>480</text:p>
              </table:table-cell>
              <table:table-cell office:value-type="float" office:value="1.14">
                <text:p>1.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6000000000">
                <text:p>6000000000</text:p>
              </table:table-cell>
              <table:table-cell office:value-type="float" office:value="500">
                <text:p>500</text:p>
              </table:table-cell>
              <table:table-cell office:value-type="float" office:value="1.18">
                <text:p>1.1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6250000000">
                <text:p>6250000000</text:p>
              </table:table-cell>
              <table:table-cell office:value-type="float" office:value="522">
                <text:p>522</text:p>
              </table:table-cell>
              <table:table-cell office:value-type="float" office:value="1.22">
                <text:p>1.2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6500000000">
                <text:p>6500000000</text:p>
              </table:table-cell>
              <table:table-cell office:value-type="float" office:value="542">
                <text:p>542</text:p>
              </table:table-cell>
              <table:table-cell office:value-type="float" office:value="1.27">
                <text:p>1.2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6750000000">
                <text:p>6750000000</text:p>
              </table:table-cell>
              <table:table-cell office:value-type="float" office:value="563">
                <text:p>563</text:p>
              </table:table-cell>
              <table:table-cell office:value-type="float" office:value="1.31">
                <text:p>1.3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7000000000">
                <text:p>7000000000</text:p>
              </table:table-cell>
              <table:table-cell office:value-type="float" office:value="584">
                <text:p>584</text:p>
              </table:table-cell>
              <table:table-cell office:value-type="float" office:value="1.35">
                <text:p>1.3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7250000000">
                <text:p>7250000000</text:p>
              </table:table-cell>
              <table:table-cell office:value-type="float" office:value="605">
                <text:p>605</text:p>
              </table:table-cell>
              <table:table-cell office:value-type="float" office:value="1.39">
                <text:p>1.3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7500000000">
                <text:p>7500000000</text:p>
              </table:table-cell>
              <table:table-cell office:value-type="float" office:value="625">
                <text:p>625</text:p>
              </table:table-cell>
              <table:table-cell office:value-type="float" office:value="1.44">
                <text:p>1.4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7750000000">
                <text:p>7750000000</text:p>
              </table:table-cell>
              <table:table-cell office:value-type="float" office:value="646">
                <text:p>646</text:p>
              </table:table-cell>
              <table:table-cell office:value-type="float" office:value="1.48">
                <text:p>1.4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8000000000">
                <text:p>8000000000</text:p>
              </table:table-cell>
              <table:table-cell office:value-type="float" office:value="667">
                <text:p>667</text:p>
              </table:table-cell>
              <table:table-cell office:value-type="float" office:value="1.52">
                <text:p>1.5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8250000000">
                <text:p>8250000000</text:p>
              </table:table-cell>
              <table:table-cell office:value-type="float" office:value="688">
                <text:p>688</text:p>
              </table:table-cell>
              <table:table-cell office:value-type="float" office:value="1.57">
                <text:p>1.5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8500000000">
                <text:p>8500000000</text:p>
              </table:table-cell>
              <table:table-cell office:value-type="float" office:value="709">
                <text:p>709</text:p>
              </table:table-cell>
              <table:table-cell office:value-type="float" office:value="1.6">
                <text:p>1.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8750000000">
                <text:p>8750000000</text:p>
              </table:table-cell>
              <table:table-cell office:value-type="float" office:value="730">
                <text:p>730</text:p>
              </table:table-cell>
              <table:table-cell office:value-type="float" office:value="1.65">
                <text:p>1.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9000000000">
                <text:p>9000000000</text:p>
              </table:table-cell>
              <table:table-cell office:value-type="float" office:value="750">
                <text:p>750</text:p>
              </table:table-cell>
              <table:table-cell office:value-type="float" office:value="1.69">
                <text:p>1.6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9250000000">
                <text:p>9250000000</text:p>
              </table:table-cell>
              <table:table-cell office:value-type="float" office:value="772">
                <text:p>772</text:p>
              </table:table-cell>
              <table:table-cell office:value-type="float" office:value="1.73">
                <text:p>1.7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9500000000">
                <text:p>9500000000</text:p>
              </table:table-cell>
              <table:table-cell office:value-type="float" office:value="836">
                <text:p>836</text:p>
              </table:table-cell>
              <table:table-cell office:value-type="float" office:value="1.75">
                <text:p>1.7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750000000">
                <text:p>9750000000</text:p>
              </table:table-cell>
              <table:table-cell office:value-type="float" office:value="813">
                <text:p>813</text:p>
              </table:table-cell>
              <table:table-cell office:value-type="float" office:value="1.81">
                <text:p>1.8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838">
                <text:p>838</text:p>
              </table:table-cell>
              <table:table-cell office:value-type="float" office:value="1.86">
                <text:p>1.8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0250000000">
                <text:p>10250000000</text:p>
              </table:table-cell>
              <table:table-cell office:value-type="float" office:value="854">
                <text:p>854</text:p>
              </table:table-cell>
              <table:table-cell office:value-type="float" office:value="1.89">
                <text:p>1.8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0500000000">
                <text:p>10500000000</text:p>
              </table:table-cell>
              <table:table-cell office:value-type="float" office:value="878">
                <text:p>878</text:p>
              </table:table-cell>
              <table:table-cell office:value-type="float" office:value="1.98">
                <text:p>1.9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0750000000">
                <text:p>10750000000</text:p>
              </table:table-cell>
              <table:table-cell office:value-type="float" office:value="952">
                <text:p>952</text:p>
              </table:table-cell>
              <table:table-cell office:value-type="float" office:value="1.95">
                <text:p>1.9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000000000">
                <text:p>11000000000</text:p>
              </table:table-cell>
              <table:table-cell office:value-type="float" office:value="917">
                <text:p>917</text:p>
              </table:table-cell>
              <table:table-cell office:value-type="float" office:value="2.02">
                <text:p>2.0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1250000000">
                <text:p>11250000000</text:p>
              </table:table-cell>
              <table:table-cell office:value-type="float" office:value="938">
                <text:p>938</text:p>
              </table:table-cell>
              <table:table-cell office:value-type="float" office:value="2.06">
                <text:p>2.0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11500000000">
                <text:p>11500000000</text:p>
              </table:table-cell>
              <table:table-cell office:value-type="float" office:value="958">
                <text:p>958</text:p>
              </table:table-cell>
              <table:table-cell office:value-type="float" office:value="2.1">
                <text:p>2.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1750000000">
                <text:p>11750000000</text:p>
              </table:table-cell>
              <table:table-cell office:value-type="float" office:value="978">
                <text:p>978</text:p>
              </table:table-cell>
              <table:table-cell office:value-type="float" office:value="2.15">
                <text:p>2.1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2000000000">
                <text:p>12000000000</text:p>
              </table:table-cell>
              <table:table-cell office:value-type="float" office:value="1000">
                <text:p>1000</text:p>
              </table:table-cell>
              <table:table-cell office:value-type="float" office:value="2.19">
                <text:p>2.1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12250000000">
                <text:p>12250000000</text:p>
              </table:table-cell>
              <table:table-cell office:value-type="float" office:value="1020">
                <text:p>1020</text:p>
              </table:table-cell>
              <table:table-cell office:value-type="float" office:value="2.23">
                <text:p>2.2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12500000000">
                <text:p>12500000000</text:p>
              </table:table-cell>
              <table:table-cell office:value-type="float" office:value="1040">
                <text:p>1040</text:p>
              </table:table-cell>
              <table:table-cell office:value-type="float" office:value="2.28">
                <text:p>2.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12750000000">
                <text:p>12750000000</text:p>
              </table:table-cell>
              <table:table-cell office:value-type="float" office:value="1070">
                <text:p>1070</text:p>
              </table:table-cell>
              <table:table-cell office:value-type="float" office:value="2.37">
                <text:p>2.3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13000000000">
                <text:p>13000000000</text:p>
              </table:table-cell>
              <table:table-cell office:value-type="float" office:value="1080">
                <text:p>1080</text:p>
              </table:table-cell>
              <table:table-cell office:value-type="float" office:value="2.36">
                <text:p>2.3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13250000000">
                <text:p>13250000000</text:p>
              </table:table-cell>
              <table:table-cell office:value-type="float" office:value="1100">
                <text:p>1100</text:p>
              </table:table-cell>
              <table:table-cell office:value-type="float" office:value="2.4">
                <text:p>2.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13500000000">
                <text:p>13500000000</text:p>
              </table:table-cell>
              <table:table-cell office:value-type="float" office:value="1120">
                <text:p>1120</text:p>
              </table:table-cell>
              <table:table-cell office:value-type="float" office:value="2.44">
                <text:p>2.4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3750000000">
                <text:p>13750000000</text:p>
              </table:table-cell>
              <table:table-cell office:value-type="float" office:value="1150">
                <text:p>1150</text:p>
              </table:table-cell>
              <table:table-cell office:value-type="float" office:value="2.53">
                <text:p>2.5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4000000000">
                <text:p>14000000000</text:p>
              </table:table-cell>
              <table:table-cell office:value-type="float" office:value="1220">
                <text:p>1220</text:p>
              </table:table-cell>
              <table:table-cell office:value-type="float" office:value="2.5">
                <text:p>2.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4250000000">
                <text:p>14250000000</text:p>
              </table:table-cell>
              <table:table-cell office:value-type="float" office:value="1250">
                <text:p>1250</text:p>
              </table:table-cell>
              <table:table-cell office:value-type="float" office:value="2.55">
                <text:p>2.5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4500000000">
                <text:p>14500000000</text:p>
              </table:table-cell>
              <table:table-cell office:value-type="float" office:value="1210">
                <text:p>1210</text:p>
              </table:table-cell>
              <table:table-cell office:value-type="float" office:value="2.61">
                <text:p>2.6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4750000000">
                <text:p>14750000000</text:p>
              </table:table-cell>
              <table:table-cell office:value-type="float" office:value="1230">
                <text:p>1230</text:p>
              </table:table-cell>
              <table:table-cell office:value-type="float" office:value="2.65">
                <text:p>2.6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5000000000">
                <text:p>15000000000</text:p>
              </table:table-cell>
              <table:table-cell office:value-type="float" office:value="1250">
                <text:p>1250</text:p>
              </table:table-cell>
              <table:table-cell office:value-type="float" office:value="2.7">
                <text:p>2.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5250000000">
                <text:p>15250000000</text:p>
              </table:table-cell>
              <table:table-cell office:value-type="float" office:value="1270">
                <text:p>1270</text:p>
              </table:table-cell>
              <table:table-cell office:value-type="float" office:value="2.74">
                <text:p>2.7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15500000000">
                <text:p>15500000000</text:p>
              </table:table-cell>
              <table:table-cell office:value-type="float" office:value="1290">
                <text:p>1290</text:p>
              </table:table-cell>
              <table:table-cell office:value-type="float" office:value="2.78">
                <text:p>2.7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5750000000">
                <text:p>15750000000</text:p>
              </table:table-cell>
              <table:table-cell office:value-type="float" office:value="1310">
                <text:p>1310</text:p>
              </table:table-cell>
              <table:table-cell office:value-type="float" office:value="2.83">
                <text:p>2.8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00000000">
                <text:p>16000000000</text:p>
              </table:table-cell>
              <table:table-cell office:value-type="float" office:value="1330">
                <text:p>1330</text:p>
              </table:table-cell>
              <table:table-cell office:value-type="float" office:value="2.87">
                <text:p>2.87</text:p>
              </table:table-cell>
              <table:table-cell office:value-type="float" office:value="1220">
                <text:p>1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